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roboto" fo:font-size="18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fo:letter-spacing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333333" style:font-name="roboto" fo:font-size="18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pervised Learning (Reading Assignment)</text:h>
      <text:p text:style-name="P4"> </text:p>
      <text:p text:style-name="P3"><text:a xlink:type="simple" xlink:href="https://towardsdatascience.com/supervised-vs-unsupervised-learning-14f68e32ea8d" office:target-frame-name="_blank" xlink:show="new" text:style-name="Internet_20_link" text:visited-style-name="Visited_20_Internet_20_Link"><text:span text:style-name="T2">Supervised vs. Unsupervised Learning</text:span></text:a></text:p>
      <text:p text:style-name="P2">(5 minutes)</text:p>
      <text:p text:style-name="P4"> </text:p>
      <text:p text:style-name="P3"><text:a xlink:type="simple" xlink:href="https://towardsdatascience.com/supervised-machine-learning-classification-5e685fe18a6d" office:target-frame-name="_blank" xlink:show="new" text:style-name="Internet_20_link" text:visited-style-name="Visited_20_Internet_20_Link"><text:span text:style-name="T2">Supervised Machine Learning: Classification</text:span></text:a></text:p>
      <text:p text:style-name="P2">(20 minutes)</text:p>
      <text:p text:style-name="P4"> </text:p>
      <text:p text:style-name="P3"><text:a xlink:type="simple" xlink:href="https://codeburst.io/supervised-machine-learning-for-dummies-part-1-overview-15c18f2269ba" text:style-name="Internet_20_link" text:visited-style-name="Visited_20_Internet_20_Link"><text:span text:style-name="T2">Supervised Machine Learning For Dummies: Part 1 Overview</text:span></text:a></text:p>
      <text:p text:style-name="P5">(10 minutes)</text:p>
      <text:p text:style-name="P4"> </text:p>
      <text:p text:style-name="P3"><text:a xlink:type="simple" xlink:href="https://www.datascience.com/blog/supervised-learning-python" text:style-name="Internet_20_link" text:visited-style-name="Visited_20_Internet_20_Link"><text:span text:style-name="T2">Supervised Learning With Python</text:span></text:a></text:p>
      <text:p text:style-name="P5">(30 minut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8T11:44:59.078000000</dc:date>
    <meta:editing-duration>PT8S</meta:editing-duration>
    <meta:editing-cycles>1</meta:editing-cycles>
    <meta:document-statistic meta:table-count="0" meta:image-count="0" meta:object-count="0" meta:page-count="1" meta:paragraph-count="13" meta:word-count="32" meta:character-count="257" meta:non-whitespace-character-count="230"/>
  </office:meta>
</office:document-meta>
</file>